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5-09-0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5-05-2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4-09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4-05-0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3-10-2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3-09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3-05-1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2-09-0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2-06-1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2-05-0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1-09-0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1-05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0-09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20-05-0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9-09-1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9-05-1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8-11-07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8-09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8-04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7-09-0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7-05-3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6-10-1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6-09-1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6-05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5-09-0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5-05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4-09-1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4-07-0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4-05-0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4-03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4-01-13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3-11-14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3-10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3-08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3-06-1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3-04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2-11-0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2-09-2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2-04-0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1-09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1-05-1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0-09-1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0-08-04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10-04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9-11-0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9-09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9-04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8-10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8-08-0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8-05-1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8-02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7-12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7-10-1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7-08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7-08-0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7-06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7-04-1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7-02-0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6-12-0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6-09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6-05-0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6-03-1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5-08-2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5-08-0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5-05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5-03-2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4-12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4-09-2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4-06-0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4-03-1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3-12-2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3-10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3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3-09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3-07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3-06-0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3-04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3-04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2-12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2-10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2-07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200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8-10-2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3-10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8-10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4-09-1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3-01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8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7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7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829074053502</text:p>
          </table:table-cell>
          <table:table-cell office:value-type="string" calcext:value-type="string">
            <text:p>290018-- Island Beach 2 Obs</text:p>
          </table:table-cell>
          <table:table-cell office:value-type="string" calcext:value-type="string">
            <text:p>196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6" meta:object-count="0"/>
    <meta:user-defined meta:name="AppVersion">3.0</meta:user-defined>
  </office:meta>
</office:document-meta>
</file>